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afd095" draw:textarea-vertical-align="middle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0cm" fo:min-width="2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9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986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25cm" fo:min-width="16.5cm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77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7" style:family="paragraph">
      <loext:graphic-properties draw:fill-color="#00a933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999cm" svg:height="2.999cm" svg:x="5cm" svg:y="1.6cm" svg:viewBox="0 0 9000 3000" draw:points="0,3000 9000,3000 9000,0 2000,0 0,1000">
          <text:p/>
        </draw:polygon>
        <draw:custom-shape draw:style-name="gr2" draw:text-style-name="P2" draw:layer="layout" svg:width="5cm" svg:height="1cm" svg:x="7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0.25cm" svg:x="8cm" svg:y="3.3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.999cm" svg:height="1.749cm" svg:x="2cm" svg:y="2.85cm" svg:viewBox="0 0 3000 1750" svg:d="M0 1750c750 0 1000-250 1000-250 0 0 500-250 500-750s500-500 750-500 750 0 750 0v-250c0 0-500 0-1000 0s-750 250-750 500 0 500-250 750-750 250-1000 250z">
          <text:p/>
        </draw:path>
        <draw:line draw:style-name="gr4" draw:text-style-name="P4" draw:layer="layout" svg:x1="2cm" svg:y1="4.35cm" svg:x2="2cm" svg:y2="4.6cm">
          <text:p/>
        </draw:line>
        <draw:path draw:style-name="gr1" draw:text-style-name="P1" draw:layer="layout" svg:width="2.999cm" svg:height="1.749cm" svg:x="14cm" svg:y="2.85cm" svg:viewBox="0 0 3000 1750" svg:d="M3000 1750c-750 0-1000-250-1000-250 0 0-500-250-500-750s-500-500-750-500-750 0-750 0v-250c0 0 500 0 1000 0s750 250 750 500 0 500 250 750 750 250 1000 250z">
          <text:p/>
        </draw:path>
        <draw:line draw:style-name="gr4" draw:text-style-name="P4" draw:layer="layout" svg:x1="17cm" svg:y1="4.35cm" svg:x2="17cm" svg:y2="4.6cm">
          <text:p/>
        </draw:line>
        <draw:line draw:style-name="gr5" draw:text-style-name="P5" draw:layer="layout" svg:x1="10.5cm" svg:y1="1.1cm" svg:x2="9.25cm" svg:y2="3.1cm">
          <text:p/>
        </draw:line>
        <draw:frame draw:style-name="gr6" draw:text-style-name="P6" draw:layer="layout" svg:width="4.477cm" svg:height="0.662cm" svg:x="9.273cm" svg:y="0.35cm">
          <draw:text-box>
            <text:p><text:span text:style-name="T1">Junction temperature, T</text:span><text:span text:style-name="T2">J</text:span></text:p>
          </draw:text-box>
        </draw:frame>
        <draw:frame draw:style-name="gr7" draw:text-style-name="P6" draw:layer="layout" svg:width="4.016cm" svg:height="0.662cm" svg:x="7.25cm" svg:y="5.938cm">
          <draw:text-box>
            <text:p><text:span text:style-name="T1">Case temperature, T</text:span><text:span text:style-name="T2">C</text:span></text:p>
          </draw:text-box>
        </draw:frame>
        <draw:frame draw:style-name="gr8" draw:text-style-name="P6" draw:layer="layout" svg:width="4.486cm" svg:height="0.662cm" svg:x="1.023cm" svg:y="0.688cm">
          <draw:text-box>
            <text:p><text:span text:style-name="T1">Ambient temperature, T</text:span><text:span text:style-name="T2">A</text:span></text:p>
          </draw:text-box>
        </draw:frame>
        <draw:custom-shape draw:style-name="gr9" draw:text-style-name="P7" draw:layer="layout" svg:width="17cm" svg:height="0.5cm" svg:x="1cm" svg:y="4.6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8.75cm" svg:y1="5.85cm" svg:x2="9.5cm" svg:y2="4.6cm">
          <text:p/>
        </draw:line>
        <draw:g>
          <draw:line draw:style-name="gr11" draw:text-style-name="P4" draw:layer="layout" svg:x1="10.5cm" svg:y1="3.35cm" svg:x2="10.5cm" svg:y2="3.6cm">
            <text:p/>
          </draw:line>
          <draw:line draw:style-name="gr11" draw:text-style-name="P4" draw:layer="layout" svg:x1="10.5cm" svg:y1="4.35cm" svg:x2="10.5cm" svg:y2="4.6cm">
            <text:p/>
          </draw:line>
          <draw:line draw:style-name="gr11" draw:text-style-name="P4" draw:layer="layout" svg:x1="10.5cm" svg:y1="3.6cm" svg:x2="10.75cm" svg:y2="3.662cm">
            <text:p/>
          </draw:line>
          <draw:line draw:style-name="gr11" draw:text-style-name="P4" draw:layer="layout" svg:x1="10.25cm" svg:y1="3.787cm" svg:x2="10.75cm" svg:y2="3.662cm">
            <text:p/>
          </draw:line>
          <draw:line draw:style-name="gr11" draw:text-style-name="P4" draw:layer="layout" svg:x1="10.25cm" svg:y1="3.788cm" svg:x2="10.75cm" svg:y2="3.912cm">
            <text:p/>
          </draw:line>
          <draw:line draw:style-name="gr11" draw:text-style-name="P4" draw:layer="layout" svg:x1="10.25cm" svg:y1="4.037cm" svg:x2="10.75cm" svg:y2="3.911cm">
            <text:p/>
          </draw:line>
          <draw:line draw:style-name="gr11" draw:text-style-name="P4" draw:layer="layout" svg:x1="10.25cm" svg:y1="4.037cm" svg:x2="10.75cm" svg:y2="4.162cm">
            <text:p/>
          </draw:line>
          <draw:line draw:style-name="gr11" draw:text-style-name="P4" draw:layer="layout" svg:x1="10.25cm" svg:y1="4.287cm" svg:x2="10.75cm" svg:y2="4.163cm">
            <text:p/>
          </draw:line>
          <draw:line draw:style-name="gr11" draw:text-style-name="P4" draw:layer="layout" svg:x1="10.25cm" svg:y1="4.287cm" svg:x2="10.5cm" svg:y2="4.35cm">
            <text:p/>
          </draw:line>
        </draw:g>
        <draw:g>
          <draw:line draw:style-name="gr11" draw:text-style-name="P4" draw:layer="layout" svg:x1="10.5cm" svg:y1="4.6cm" svg:x2="10.5cm" svg:y2="4.85cm">
            <text:p/>
          </draw:line>
          <draw:line draw:style-name="gr11" draw:text-style-name="P4" draw:layer="layout" svg:x1="10.5cm" svg:y1="5.6cm" svg:x2="10.5cm" svg:y2="5.85cm">
            <text:p/>
          </draw:line>
          <draw:line draw:style-name="gr11" draw:text-style-name="P4" draw:layer="layout" svg:x1="10.5cm" svg:y1="4.85cm" svg:x2="10.75cm" svg:y2="4.912cm">
            <text:p/>
          </draw:line>
          <draw:line draw:style-name="gr11" draw:text-style-name="P4" draw:layer="layout" svg:x1="10.25cm" svg:y1="5.037cm" svg:x2="10.75cm" svg:y2="4.912cm">
            <text:p/>
          </draw:line>
          <draw:line draw:style-name="gr11" draw:text-style-name="P4" draw:layer="layout" svg:x1="10.25cm" svg:y1="5.038cm" svg:x2="10.75cm" svg:y2="5.162cm">
            <text:p/>
          </draw:line>
          <draw:line draw:style-name="gr11" draw:text-style-name="P4" draw:layer="layout" svg:x1="10.25cm" svg:y1="5.287cm" svg:x2="10.75cm" svg:y2="5.161cm">
            <text:p/>
          </draw:line>
          <draw:line draw:style-name="gr11" draw:text-style-name="P4" draw:layer="layout" svg:x1="10.25cm" svg:y1="5.287cm" svg:x2="10.75cm" svg:y2="5.412cm">
            <text:p/>
          </draw:line>
          <draw:line draw:style-name="gr11" draw:text-style-name="P4" draw:layer="layout" svg:x1="10.25cm" svg:y1="5.537cm" svg:x2="10.75cm" svg:y2="5.413cm">
            <text:p/>
          </draw:line>
          <draw:line draw:style-name="gr11" draw:text-style-name="P4" draw:layer="layout" svg:x1="10.25cm" svg:y1="5.537cm" svg:x2="10.5cm" svg:y2="5.6cm">
            <text:p/>
          </draw:line>
        </draw:g>
        <draw:frame draw:style-name="gr12" draw:text-style-name="P6" draw:layer="layout" svg:width="0.977cm" svg:height="0.662cm" svg:x="10.773cm" svg:y="3.6cm">
          <draw:text-box>
            <text:p><text:span text:style-name="T1">θ</text:span><text:span text:style-name="T2">JC</text:span></text:p>
          </draw:text-box>
        </draw:frame>
        <draw:frame draw:style-name="gr12" draw:text-style-name="P6" draw:layer="layout" svg:width="1.006cm" svg:height="0.662cm" svg:x="10.773cm" svg:y="4.938cm">
          <draw:text-box>
            <text:p><text:span text:style-name="T1">θ</text:span><text:span text:style-name="T2">C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2T13:01:42.859000000</meta:creation-date>
    <dc:date>2020-08-12T14:11:17.943000000</dc:date>
    <meta:editing-duration>PT11M39S</meta:editing-duration>
    <meta:editing-cycles>2</meta:editing-cycles>
    <meta:generator>LibreOffice/7.0.0.3$Windows_X86_64 LibreOffice_project/8061b3e9204bef6b321a21033174034a5e2ea88e</meta:generator>
    <meta:document-statistic meta:object-count="35"/>
  </office:meta>
</office:document-meta>
</file>